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arial" svg:font-family="arial, 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38%" fo:text-align="start" style:justify-single-word="false" fo:orphans="2" fo:text-indent="0in" style:auto-text-indent="false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rsid="00091b64" officeooo:paragraph-rsid="00124012" style:text-blinking="false" fo:background-color="transparent" style:font-size-asian="12pt" style:font-size-complex="12pt"/>
    </style:style>
    <style:style style:name="P2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38%" fo:text-align="start" style:justify-single-word="false" fo:orphans="2" fo:text-indent="0in" style:auto-text-indent="false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rsid="00091b64" officeooo:paragraph-rsid="001098e9" style:text-blinking="false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orphans="2" fo:text-indent="0in" style:auto-text-indent="false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rsid="00091b64" officeooo:paragraph-rsid="00124012" style:text-blinking="false" fo:background-color="transparent" style:font-size-asian="12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orphans="2" fo:text-indent="0in" style:auto-text-indent="false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rsid="00091b64" officeooo:paragraph-rsid="001098e9" style:text-blinking="false" fo:background-color="transparent" style:font-size-asian="12pt" style:font-size-complex="12pt"/>
    </style:style>
    <style:style style:name="P5" style:family="paragraph" style:parent-style-name="Standard">
      <style:paragraph-properties fo:margin-left="0in" fo:margin-right="0in" fo:margin-top="0in" fo:margin-bottom="0.1563in" loext:contextual-spacing="false" fo:text-align="start" style:justify-single-word="false" fo:orphans="2" fo:text-indent="0in" style:auto-text-indent="false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paragraph-rsid="001adf10" style:text-blinking="false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38%" fo:text-align="start" style:justify-single-word="false" fo:orphans="2" fo:text-indent="0in" style:auto-text-indent="false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solid" style:text-underline-width="auto" style:text-underline-color="font-color" fo:font-weight="bold" officeooo:paragraph-rsid="0007c360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38%" fo:text-align="start" style:justify-single-word="false" fo:orphans="2" fo:text-indent="0in" style:auto-text-indent="false" style:writing-mode="lr-tb"/>
      <style:text-properties style:font-name="Arial1" fo:font-size="12pt" fo:font-weight="bold" officeooo:paragraph-rsid="0007c360" style:font-size-asian="12pt" style:font-weight-asian="bold" style:font-size-complex="12pt" style:font-weight-complex="bold"/>
    </style:style>
    <style:style style:name="P8" style:family="paragraph" style:parent-style-name="Text_20_body" style:list-style-name="L3">
      <style:paragraph-properties fo:margin-left="0in" fo:margin-right="0in" fo:margin-top="0in" fo:margin-bottom="0.0417in" loext:contextual-spacing="false" fo:text-align="start" style:justify-single-word="false" fo:orphans="2" fo:text-indent="0in" style:auto-text-indent="false" fo:padding="0in" fo:border="none"/>
      <style:text-properties fo:font-variant="normal" fo:text-transform="none" fo:color="#222222" style:text-line-through-style="none" style:text-line-through-type="none" style:font-name="arial" fo:font-size="12pt" fo:letter-spacing="normal" fo:font-style="normal" style:text-underline-style="none" fo:font-weight="normal" style:text-blinking="false" style:font-weight-asian="normal" style:font-weight-complex="normal" loext:padding="0in" loext:border="none"/>
    </style:style>
    <style:style style:name="P9" style:family="paragraph" style:parent-style-name="Text_20_body" style:list-style-name="L2">
      <style:paragraph-properties fo:margin-left="0in" fo:margin-right="0in" fo:margin-top="0in" fo:margin-bottom="0.0417in" loext:contextual-spacing="false" fo:text-align="start" style:justify-single-word="false" fo:orphans="2" fo:text-indent="0in" style:auto-text-indent="false" fo:padding="0in" fo:border="none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0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" fo:font-size="11pt" fo:letter-spacing="normal" fo:font-style="normal" style:text-underline-style="none" fo:font-weight="normal" officeooo:paragraph-rsid="0007c360" style:text-blinking="false" fo:background-color="transparent"/>
    </style:style>
    <style:style style:name="P11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" fo:font-size="11pt" fo:letter-spacing="normal" fo:font-style="normal" style:text-underline-style="none" fo:font-weight="normal" officeooo:paragraph-rsid="0019b65b" style:text-blinking="false" fo:background-color="transparent"/>
    </style:style>
    <style:style style:name="P12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paragraph-rsid="0007c360" style:text-blinking="false" fo:background-color="#ffffff" style:font-size-asian="12pt" style:font-size-complex="12pt"/>
    </style:style>
    <style:style style:name="P13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paragraph-rsid="0007c360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rsid="00091b64" officeooo:paragraph-rsid="001098e9" style:text-blinking="false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rsid="00091b64" officeooo:paragraph-rsid="000dae5c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paragraph-rsid="0007c360" style:text-blinking="false" fo:background-color="transparent" style:font-size-asian="12pt" style:font-weight-asian="normal" style:font-size-complex="12pt" style:font-weight-complex="normal" loext:padding="0in" loext:border="none"/>
    </style:style>
    <style:style style:name="P17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rsid="0011d068" officeooo:paragraph-rsid="0011d068" style:text-blinking="false" fo:background-color="transparent" style:font-size-asian="12pt" style:font-size-complex="12pt"/>
    </style:style>
    <style:style style:name="P18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paragraph-rsid="0007c360" style:text-blinking="false" fo:background-color="transparent" style:font-size-asian="12pt" style:font-size-complex="12pt"/>
    </style:style>
    <style:style style:name="P19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rsid="000bb686" officeooo:paragraph-rsid="000bb686" style:text-blinking="false" fo:background-color="transparent" style:font-size-asian="12pt" style:font-size-complex="12pt"/>
    </style:style>
    <style:style style:name="P20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rsid="00091b64" officeooo:paragraph-rsid="000dae5c" style:text-blinking="false" fo:background-color="transparent" style:font-size-asian="12pt" style:font-size-complex="12pt"/>
    </style:style>
    <style:style style:name="P21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rsid="00091b64" officeooo:paragraph-rsid="000ecd84" style:text-blinking="false" fo:background-color="transparent" style:font-size-asian="12pt" style:font-size-complex="12pt"/>
    </style:style>
    <style:style style:name="P22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rsid="00091b64" officeooo:paragraph-rsid="00091b64" style:text-blinking="false" fo:background-color="transparent" style:font-size-asian="12pt" style:font-size-complex="12pt"/>
    </style:style>
    <style:style style:name="P23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rsid="00091b64" officeooo:paragraph-rsid="0009768b" style:text-blinking="false" fo:background-color="transparent" style:font-size-asian="12pt" style:font-size-complex="12pt"/>
    </style:style>
    <style:style style:name="P24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rsid="00091b64" officeooo:paragraph-rsid="000afca0" style:text-blinking="false" fo:background-color="transparent" style:font-size-asian="12pt" style:font-size-complex="12pt"/>
    </style:style>
    <style:style style:name="P25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rsid="00091b64" officeooo:paragraph-rsid="0007c360" style:text-blinking="false" fo:background-color="transparent" style:font-size-asian="12pt" style:font-size-complex="12pt"/>
    </style:style>
    <style:style style:name="P26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rsid="00179123" officeooo:paragraph-rsid="00179123" style:text-blinking="false" fo:background-color="transparent" style:font-size-asian="12pt" style:font-size-complex="12pt"/>
    </style:style>
    <style:style style:name="P27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officeooo:paragraph-rsid="0014d5b4" style:text-blinking="false" style:font-size-asian="12pt" style:font-weight-asian="normal" style:font-size-complex="12pt" style:font-weight-complex="normal"/>
    </style:style>
    <style:style style:name="P28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bold" officeooo:paragraph-rsid="0007c360" style:text-blinking="false" fo:background-color="transparent" style:font-size-asian="12pt" style:font-weight-asian="bold" style:font-size-complex="12pt" style:font-weight-complex="bold"/>
    </style:style>
    <style:style style:name="P29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5565af" style:text-line-through-style="none" style:text-line-through-type="none" style:font-name="Arial1" fo:font-size="12pt" fo:letter-spacing="normal" fo:font-style="normal" style:text-underline-style="none" fo:font-weight="bold" officeooo:rsid="00091b64" officeooo:paragraph-rsid="00124012" style:text-blinking="false" fo:background-color="transparent" style:font-size-asian="12pt" style:font-weight-asian="bold" style:font-size-complex="12pt" style:font-weight-complex="bold"/>
    </style:style>
    <style:style style:name="P30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5565af" style:text-line-through-style="none" style:text-line-through-type="none" style:font-name="Arial1" fo:font-size="12pt" fo:letter-spacing="normal" fo:font-style="normal" style:text-underline-style="none" fo:font-weight="normal" officeooo:rsid="00091b64" officeooo:paragraph-rsid="000bb686" style:text-blinking="false" fo:background-color="transparent" style:font-size-asian="12pt" style:font-weight-asian="normal" style:font-size-complex="12pt" style:font-weight-complex="normal"/>
    </style:style>
    <style:style style:name="P31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5565af" style:text-line-through-style="none" style:text-line-through-type="none" style:font-name="Arial1" fo:font-size="12pt" fo:letter-spacing="normal" fo:font-style="normal" style:text-underline-style="none" fo:font-weight="normal" officeooo:rsid="00091b64" officeooo:paragraph-rsid="00091b64" style:text-blinking="false" fo:background-color="transparent" style:font-size-asian="12pt" style:font-weight-asian="normal" style:font-size-complex="12pt" style:font-weight-complex="normal"/>
    </style:style>
    <style:style style:name="P32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5565af" style:text-line-through-style="none" style:text-line-through-type="none" style:font-name="Arial1" fo:font-size="12pt" fo:letter-spacing="normal" fo:font-style="normal" style:text-underline-style="none" fo:font-weight="normal" officeooo:rsid="00091b64" officeooo:paragraph-rsid="0009768b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fo:font-variant="normal" fo:text-transform="none" fo:color="#5565af" style:text-line-through-style="none" style:text-line-through-type="none" style:font-name="Arial1" fo:font-size="12pt" fo:letter-spacing="normal" fo:font-style="normal" style:text-underline-style="none" fo:font-weight="normal" officeooo:rsid="000bb686" officeooo:paragraph-rsid="000dae5c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orphans="2" fo:background-color="transparent" style:writing-mode="lr-tb"/>
      <style:text-properties officeooo:paragraph-rsid="001af825"/>
    </style:style>
    <style:style style:name="T1" style:family="text">
      <style:text-properties fo:font-variant="normal" fo:text-transform="none" fo:color="#222222" style:text-line-through-style="none" style:text-line-through-type="none" style:font-name="Arial" fo:font-size="11pt" fo:letter-spacing="normal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222222" style:text-line-through-style="none" style:text-line-through-type="none" style:font-name="Arial" fo:font-size="11pt" fo:letter-spacing="normal" fo:font-style="normal" style:text-underline-style="none" fo:font-weight="normal" officeooo:rsid="00091b64" style:text-blinking="false" fo:background-color="transparent" loext:char-shading-value="0"/>
    </style:style>
    <style:style style:name="T3" style:family="text">
      <style:text-properties fo:font-variant="normal" fo:text-transform="none" fo:color="#222222" style:text-line-through-style="none" style:text-line-through-type="none" style:font-name="Arial" fo:font-size="11pt" fo:letter-spacing="normal" fo:font-style="normal" style:text-underline-style="none" fo:font-weight="normal" officeooo:rsid="001af825" style:text-blinking="false" fo:background-color="transparent" loext:char-shading-value="0"/>
    </style:style>
    <style:style style:name="T4" style:family="text">
      <style:text-properties fo:font-variant="normal" fo:text-transform="none" fo:color="#222222" style:text-line-through-style="none" style:text-line-through-type="none" style:font-name="Arial" fo:font-size="11pt" fo:letter-spacing="normal" fo:font-style="normal" style:text-underline-style="solid" style:text-underline-width="auto" style:text-underline-color="font-color" officeooo:rsid="0007c360" style:text-blinking="false" fo:background-color="transparent" loext:char-shading-value="0"/>
    </style:style>
    <style:style style:name="T5" style:family="text">
      <style:text-properties fo:font-variant="normal" fo:text-transform="none" fo:color="#222222" style:text-line-through-style="none" style:text-line-through-type="none" fo:letter-spacing="normal" fo:font-style="normal" style:text-underline-style="solid" style:text-underline-width="auto" style:text-underline-color="font-color" officeooo:rsid="0007c360" style:text-blinking="false" fo:background-color="transparent" loext:char-shading-value="0"/>
    </style:style>
    <style:style style:name="T6" style:family="text">
      <style:text-properties fo:font-variant="normal" fo:text-transform="none" fo:color="#222222" style:text-line-through-style="none" style:text-line-through-type="none" fo:letter-spacing="normal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091b64" style:text-blinking="false" fo:background-color="transparent" loext:char-shading-value="0"/>
    </style:style>
    <style:style style:name="T8" style:family="text">
      <style:text-properties fo:font-variant="normal" fo:text-transform="none" fo:color="#222222" style:text-line-through-style="none" style:text-line-through-type="none" fo:font-size="11pt" fo:letter-spacing="normal" fo:font-style="normal" style:text-underline-style="solid" style:text-underline-width="auto" style:text-underline-color="font-color" officeooo:rsid="0007c360" style:text-blinking="false" fo:background-color="transparent" loext:char-shading-value="0"/>
    </style:style>
    <style:style style:name="T9" style:family="text">
      <style:text-properties fo:font-variant="normal" fo:text-transform="none" fo:color="#222222" style:text-line-through-style="none" style:text-line-through-type="none" fo:font-size="11pt" fo:letter-spacing="normal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222222" style:text-line-through-style="none" style:text-line-through-type="none" fo:font-size="11pt" fo:letter-spacing="normal" fo:font-style="normal" style:text-underline-style="none" fo:font-weight="normal" officeooo:rsid="00091b64" style:text-blinking="false" fo:background-color="transparent" loext:char-shading-value="0"/>
    </style:style>
    <style:style style:name="T11" style:family="text"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bold" officeooo:rsid="001af825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bold" officeooo:rsid="001af825" style:text-blinking="false" fo:background-color="transparent" loext:char-shading-value="0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bold" style:text-blinking="false" fo:background-color="#ffffff" loext:char-shading-value="0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7" style:family="text"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22222" style:text-line-through-style="none" style:text-line-through-type="none" style:font-name="Arial1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8b" style:text-line-through-style="none" style:text-line-through-type="none" style:font-name="Consolas" fo:font-size="9.75pt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fo:color="#00008b" style:text-line-through-style="none" style:text-line-through-type="none" style:font-name="Consolas" fo:font-size="9.75pt" fo:letter-spacing="normal" fo:font-style="normal" style:text-underline-style="none" fo:font-weight="normal" officeooo:rsid="001c2763" style:text-blinking="false"/>
    </style:style>
    <style:style style:name="T21" style:family="text">
      <style:text-properties fo:font-variant="normal" fo:text-transform="none" fo:color="#00008b" style:text-line-through-style="none" style:text-line-through-type="none" fo:font-size="9.75pt" fo:letter-spacing="normal" fo:font-style="normal" style:text-underline-style="none" fo:font-weight="normal" style:text-blinking="false"/>
    </style:style>
    <style:style style:name="T22" style:family="text">
      <style:text-properties fo:font-variant="normal" fo:text-transform="none" fo:color="#00008b" style:text-line-through-style="none" style:text-line-through-type="none" fo:font-size="9.75pt" fo:letter-spacing="normal" fo:font-style="normal" style:text-underline-style="none" fo:font-weight="normal" officeooo:rsid="001c2763" style:text-blinking="false"/>
    </style:style>
    <style:style style:name="T23" style:family="text">
      <style:text-properties fo:font-variant="normal" fo:text-transform="none" fo:color="#00008b" style:text-line-through-style="none" style:text-line-through-type="none" fo:letter-spacing="normal" fo:font-style="normal" style:text-underline-style="none" fo:font-weight="normal" style:text-blinking="false"/>
    </style:style>
    <style:style style:name="T24" style:family="text">
      <style:text-properties fo:font-variant="normal" fo:text-transform="none" fo:color="#00008b" style:text-line-through-style="none" style:text-line-through-type="none" fo:letter-spacing="normal" fo:font-style="normal" style:text-underline-style="none" fo:font-weight="normal" officeooo:rsid="001c2763" style:text-blinking="false"/>
    </style:style>
    <style:style style:name="T25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/>
    </style:style>
    <style:style style:name="T26" style:family="text">
      <style:text-properties fo:font-variant="normal" fo:text-transform="none" fo:color="#000000" style:text-line-through-style="none" style:text-line-through-type="none" fo:letter-spacing="normal" style:text-underline-style="none" officeooo:rsid="001c2763" style:text-blinking="false"/>
    </style:style>
    <style:style style:name="T27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/>
    </style:style>
    <style:style style:name="T28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c2763" style:text-blinking="false"/>
    </style:style>
    <style:style style:name="T29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091b64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Consolas" fo:font-size="9.75pt" fo:letter-spacing="normal" fo:font-style="normal" style:text-underline-style="none" fo:font-weight="normal" style:text-blinking="false"/>
    </style:style>
    <style:style style:name="T31" style:family="text">
      <style:text-properties fo:font-variant="normal" fo:text-transform="none" fo:color="#000000" style:text-line-through-style="none" style:text-line-through-type="none" style:font-name="Consolas" fo:font-size="9.75pt" fo:letter-spacing="normal" fo:font-style="normal" style:text-underline-style="none" fo:font-weight="normal" officeooo:rsid="00091b64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Consolas" fo:font-size="9.75pt" fo:letter-spacing="normal" fo:font-style="normal" style:text-underline-style="none" fo:font-weight="normal" officeooo:rsid="001c2763" style:text-blinking="false"/>
    </style:style>
    <style:style style:name="T33" style:family="text">
      <style:text-properties fo:font-variant="normal" fo:text-transform="none" fo:color="#000000" style:text-line-through-style="none" style:text-line-through-type="none" fo:font-size="9.75pt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fo:color="#000000" style:text-line-through-style="none" style:text-line-through-type="none" fo:font-size="9.75pt" fo:letter-spacing="normal" fo:font-style="normal" style:text-underline-style="none" fo:font-weight="normal" officeooo:rsid="001c2763" style:text-blinking="false"/>
    </style:style>
    <style:style style:name="T35" style:family="text">
      <style:text-properties fo:font-variant="normal" fo:text-transform="none" fo:color="#000000" style:text-line-through-style="none" style:text-line-through-type="none" fo:font-size="9.75pt" fo:letter-spacing="normal" fo:font-style="normal" style:text-underline-style="none" fo:font-weight="normal" officeooo:rsid="00091b64" style:text-blinking="false" fo:background-color="transparent" loext:char-shading-value="0"/>
    </style:style>
    <style:style style:name="T36" style:family="text">
      <style:text-properties fo:font-variant="normal" fo:text-transform="none" fo:color="#2b91af" style:text-line-through-style="none" style:text-line-through-type="none" style:font-name="Consolas" fo:font-size="9.75pt" fo:letter-spacing="normal" fo:font-style="normal" style:text-underline-style="none" fo:font-weight="normal" style:text-blinking="false"/>
    </style:style>
    <style:style style:name="T37" style:family="text">
      <style:text-properties fo:font-variant="normal" fo:text-transform="none" fo:color="#2b91af" style:text-line-through-style="none" style:text-line-through-type="none" style:font-name="Consolas" fo:font-size="9.75pt" fo:letter-spacing="normal" fo:font-style="normal" style:text-underline-style="none" fo:font-weight="normal" officeooo:rsid="001c2763" style:text-blinking="false"/>
    </style:style>
    <style:style style:name="T38" style:family="text">
      <style:text-properties fo:font-variant="normal" fo:text-transform="none" fo:color="#2b91af" style:text-line-through-style="none" style:text-line-through-type="none" fo:font-size="9.75pt" fo:letter-spacing="normal" fo:font-style="normal" style:text-underline-style="none" fo:font-weight="normal" style:text-blinking="false"/>
    </style:style>
    <style:style style:name="T39" style:family="text">
      <style:text-properties fo:font-variant="normal" fo:text-transform="none" fo:color="#2b91af" style:text-line-through-style="none" style:text-line-through-type="none" fo:font-size="9.75pt" fo:letter-spacing="normal" fo:font-style="normal" style:text-underline-style="none" fo:font-weight="normal" officeooo:rsid="001c2763" style:text-blinking="false"/>
    </style:style>
    <style:style style:name="T40" style:family="text">
      <style:text-properties fo:font-variant="normal" fo:text-transform="none" fo:color="#2b91af" style:text-line-through-style="none" style:text-line-through-type="none" fo:letter-spacing="normal" fo:font-style="normal" style:text-underline-style="none" fo:font-weight="normal" style:text-blinking="false"/>
    </style:style>
    <style:style style:name="T41" style:family="text">
      <style:text-properties fo:font-variant="normal" fo:text-transform="none" fo:color="#2b91af" style:text-line-through-style="none" style:text-line-through-type="none" fo:letter-spacing="normal" fo:font-style="normal" style:text-underline-style="none" fo:font-weight="normal" officeooo:rsid="001c2763" style:text-blinking="false"/>
    </style:style>
    <style:style style:name="T42" style:family="text">
      <style:text-properties fo:font-variant="normal" fo:text-transform="none" fo:color="#800000" style:text-line-through-style="none" style:text-line-through-type="none" style:font-name="Consolas" fo:font-size="9.75pt" fo:letter-spacing="normal" fo:font-style="normal" style:text-underline-style="none" fo:font-weight="normal" style:text-blinking="false"/>
    </style:style>
    <style:style style:name="T43" style:family="text">
      <style:text-properties fo:font-variant="normal" fo:text-transform="none" fo:color="#800000" style:text-line-through-style="none" style:text-line-through-type="none" style:font-name="Consolas" fo:font-size="9.75pt" fo:letter-spacing="normal" fo:font-style="normal" style:text-underline-style="none" fo:font-weight="normal" officeooo:rsid="001c2763" style:text-blinking="false"/>
    </style:style>
    <style:style style:name="T44" style:family="text">
      <style:text-properties fo:font-variant="normal" fo:text-transform="none" fo:color="#800000" style:text-line-through-style="none" style:text-line-through-type="none" fo:font-size="9.75pt" fo:letter-spacing="normal" fo:font-style="normal" style:text-underline-style="none" fo:font-weight="normal" style:text-blinking="false"/>
    </style:style>
    <style:style style:name="T45" style:family="text">
      <style:text-properties fo:font-variant="normal" fo:text-transform="none" fo:color="#800000" style:text-line-through-style="none" style:text-line-through-type="none" fo:font-size="9.75pt" fo:letter-spacing="normal" fo:font-style="normal" style:text-underline-style="none" fo:font-weight="normal" officeooo:rsid="001c2763" style:text-blinking="false"/>
    </style:style>
    <style:style style:name="T46" style:family="text">
      <style:text-properties fo:font-variant="normal" fo:text-transform="none" fo:color="#800000" style:text-line-through-style="none" style:text-line-through-type="none" fo:letter-spacing="normal" fo:font-style="normal" style:text-underline-style="none" fo:font-weight="normal" style:text-blinking="false"/>
    </style:style>
    <style:style style:name="T47" style:family="text">
      <style:text-properties fo:font-variant="normal" fo:text-transform="none" fo:color="#800000" style:text-line-through-style="none" style:text-line-through-type="none" fo:letter-spacing="normal" fo:font-style="normal" style:text-underline-style="none" fo:font-weight="normal" officeooo:rsid="001c2763" style:text-blinking="false"/>
    </style:style>
    <style:style style:name="T48" style:family="text">
      <style:text-properties style:font-name="arial" fo:font-size="12pt"/>
    </style:style>
    <style:style style:name="T49" style:family="text">
      <style:text-properties style:font-name="arial" fo:font-size="12pt" fo:background-color="#ffffff" loext:char-shading-value="0"/>
    </style:style>
    <style:style style:name="T50" style:family="text">
      <style:text-properties style:font-name="arial" fo:font-size="12pt" officeooo:rsid="0007c360" fo:background-color="#ffffff" loext:char-shading-value="0"/>
    </style:style>
    <style:style style:name="T51" style:family="text">
      <style:text-properties style:font-name="arial" fo:font-size="12pt" officeooo:rsid="0014d5b4" fo:background-color="#ffffff" loext:char-shading-value="0"/>
    </style:style>
    <style:style style:name="T52" style:family="text">
      <style:text-properties style:font-name="arial" fo:font-size="12pt" officeooo:rsid="00180376" fo:background-color="#ffffff" loext:char-shading-value="0"/>
    </style:style>
    <style:style style:name="T53" style:family="text">
      <style:text-properties style:font-name="arial" fo:font-size="12pt" officeooo:rsid="00197eff" fo:background-color="#ffffff" loext:char-shading-value="0"/>
    </style:style>
    <style:style style:name="T54" style:family="text">
      <style:text-properties style:font-name="arial" fo:font-size="12pt" officeooo:rsid="00091b64"/>
    </style:style>
    <style:style style:name="T55" style:family="text">
      <style:text-properties style:font-name="arial" fo:font-size="12pt" fo:font-weight="bold"/>
    </style:style>
    <style:style style:name="T56" style:family="text">
      <style:text-properties style:font-name="arial" fo:font-size="12pt" fo:font-weight="bold" fo:background-color="#ffffff" loext:char-shading-value="0"/>
    </style:style>
    <style:style style:name="T57" style:family="text">
      <style:text-properties style:font-name="arial" fo:font-size="12pt" fo:font-weight="bold" officeooo:rsid="00169c4a" fo:background-color="#ffffff" loext:char-shading-value="0"/>
    </style:style>
    <style:style style:name="T58" style:family="text">
      <style:text-properties style:font-name="arial" fo:font-size="12pt" fo:font-weight="bold" fo:background-color="transparent" loext:char-shading-value="0"/>
    </style:style>
    <style:style style:name="T59" style:family="text">
      <style:text-properties style:font-name="arial" fo:font-size="12pt" fo:font-weight="bold" officeooo:rsid="0014d5b4" fo:background-color="transparent" loext:char-shading-value="0"/>
    </style:style>
    <style:style style:name="T60" style:family="text">
      <style:text-properties style:font-name="arial" fo:font-size="12pt" loext:padding="0in" loext:border="none"/>
    </style:style>
    <style:style style:name="T61" style:family="text">
      <style:text-properties style:font-name="arial" fo:font-size="12pt" officeooo:rsid="00169c4a" loext:padding="0in" loext:border="none"/>
    </style:style>
    <style:style style:name="T62" style:family="text">
      <style:text-properties fo:background-color="#ffffff" loext:char-shading-value="0"/>
    </style:style>
    <style:style style:name="T63" style:family="text">
      <style:text-properties officeooo:rsid="0007c360" fo:background-color="#ffffff" loext:char-shading-value="0"/>
    </style:style>
    <style:style style:name="T64" style:family="text">
      <style:text-properties officeooo:rsid="0014d5b4" fo:background-color="#ffffff" loext:char-shading-value="0"/>
    </style:style>
    <style:style style:name="T65" style:family="text">
      <style:text-properties officeooo:rsid="00180376" fo:background-color="#ffffff" loext:char-shading-value="0"/>
    </style:style>
    <style:style style:name="T66" style:family="text">
      <style:text-properties officeooo:rsid="00197eff" fo:background-color="#ffffff" loext:char-shading-value="0"/>
    </style:style>
    <style:style style:name="T67" style:family="text">
      <style:text-properties officeooo:rsid="00169c4a" fo:background-color="#ffffff" loext:char-shading-value="0"/>
    </style:style>
    <style:style style:name="T68" style:family="text">
      <style:text-properties officeooo:rsid="0007c360"/>
    </style:style>
    <style:style style:name="T69" style:family="text">
      <style:text-properties officeooo:rsid="00091b64"/>
    </style:style>
    <style:style style:name="T70" style:family="text">
      <style:text-properties officeooo:rsid="0009768b"/>
    </style:style>
    <style:style style:name="T71" style:family="text">
      <style:text-properties officeooo:rsid="000afca0"/>
    </style:style>
    <style:style style:name="T72" style:family="text">
      <style:text-properties officeooo:rsid="000bb686"/>
    </style:style>
    <style:style style:name="T73" style:family="text">
      <style:text-properties officeooo:rsid="000bd22e"/>
    </style:style>
    <style:style style:name="T74" style:family="text">
      <style:text-properties officeooo:rsid="000ecd84"/>
    </style:style>
    <style:style style:name="T75" style:family="text">
      <style:text-properties officeooo:rsid="001098e9"/>
    </style:style>
    <style:style style:name="T76" style:family="text">
      <style:text-properties fo:color="#000000"/>
    </style:style>
    <style:style style:name="T77" style:family="text">
      <style:text-properties fo:color="#000000" style:font-name="Consolas" fo:font-size="9.75pt"/>
    </style:style>
    <style:style style:name="T78" style:family="text">
      <style:text-properties fo:color="#000000" fo:font-size="9.75pt"/>
    </style:style>
    <style:style style:name="T79" style:family="text">
      <style:text-properties fo:color="#5565af" officeooo:rsid="000bb686"/>
    </style:style>
    <style:style style:name="T80" style:family="text">
      <style:text-properties fo:font-size="12pt"/>
    </style:style>
    <style:style style:name="T81" style:family="text">
      <style:text-properties fo:font-size="12pt" fo:background-color="#ffffff" loext:char-shading-value="0"/>
    </style:style>
    <style:style style:name="T82" style:family="text">
      <style:text-properties fo:font-size="12pt" officeooo:rsid="0007c360" fo:background-color="#ffffff" loext:char-shading-value="0"/>
    </style:style>
    <style:style style:name="T83" style:family="text">
      <style:text-properties fo:font-size="12pt" officeooo:rsid="0014d5b4" fo:background-color="#ffffff" loext:char-shading-value="0"/>
    </style:style>
    <style:style style:name="T84" style:family="text">
      <style:text-properties fo:font-size="12pt" officeooo:rsid="00180376" fo:background-color="#ffffff" loext:char-shading-value="0"/>
    </style:style>
    <style:style style:name="T85" style:family="text">
      <style:text-properties fo:font-size="12pt" officeooo:rsid="00197eff" fo:background-color="#ffffff" loext:char-shading-value="0"/>
    </style:style>
    <style:style style:name="T86" style:family="text">
      <style:text-properties fo:font-size="12pt" officeooo:rsid="00091b64"/>
    </style:style>
    <style:style style:name="T87" style:family="text">
      <style:text-properties fo:font-size="12pt" fo:font-weight="bold"/>
    </style:style>
    <style:style style:name="T88" style:family="text">
      <style:text-properties fo:font-size="12pt" fo:font-weight="bold" fo:background-color="transparent" loext:char-shading-value="0"/>
    </style:style>
    <style:style style:name="T89" style:family="text">
      <style:text-properties fo:font-size="12pt" fo:font-weight="bold" officeooo:rsid="0014d5b4" fo:background-color="transparent" loext:char-shading-value="0"/>
    </style:style>
    <style:style style:name="T90" style:family="text">
      <style:text-properties fo:font-size="12pt" fo:font-weight="bold" fo:background-color="#ffffff" loext:char-shading-value="0"/>
    </style:style>
    <style:style style:name="T91" style:family="text">
      <style:text-properties fo:font-size="12pt" fo:font-weight="bold" officeooo:rsid="00169c4a" fo:background-color="#ffffff" loext:char-shading-value="0"/>
    </style:style>
    <style:style style:name="T92" style:family="text">
      <style:text-properties fo:font-size="12pt" loext:padding="0in" loext:border="none"/>
    </style:style>
    <style:style style:name="T93" style:family="text">
      <style:text-properties fo:font-size="12pt" officeooo:rsid="00169c4a" loext:padding="0in" loext:border="none"/>
    </style:style>
    <style:style style:name="T94" style:family="text">
      <style:text-properties fo:font-weight="bold"/>
    </style:style>
    <style:style style:name="T95" style:family="text">
      <style:text-properties fo:font-weight="bold" officeooo:rsid="00180376"/>
    </style:style>
    <style:style style:name="T96" style:family="text">
      <style:text-properties fo:font-weight="bold" fo:background-color="transparent" loext:char-shading-value="0"/>
    </style:style>
    <style:style style:name="T97" style:family="text">
      <style:text-properties fo:font-weight="bold" officeooo:rsid="0014d5b4" fo:background-color="transparent" loext:char-shading-value="0"/>
    </style:style>
    <style:style style:name="T98" style:family="text">
      <style:text-properties fo:font-weight="bold" fo:background-color="#ffffff" loext:char-shading-value="0"/>
    </style:style>
    <style:style style:name="T99" style:family="text">
      <style:text-properties fo:font-weight="bold" officeooo:rsid="00169c4a" fo:background-color="#ffffff" loext:char-shading-value="0"/>
    </style:style>
    <style:style style:name="T100" style:family="text">
      <style:text-properties fo:font-weight="bold" officeooo:rsid="001af825"/>
    </style:style>
    <style:style style:name="T101" style:family="text">
      <style:text-properties fo:font-weight="normal" loext:padding="0in" loext:border="none"/>
    </style:style>
    <style:style style:name="T102" style:family="text">
      <style:text-properties fo:font-weight="normal" officeooo:rsid="001adf10" loext:padding="0in" loext:border="none"/>
    </style:style>
    <style:style style:name="T103" style:family="text">
      <style:text-properties officeooo:rsid="00169c4a" loext:padding="0in" loext:border="none"/>
    </style:style>
    <style:style style:name="T104" style:family="text">
      <style:text-properties officeooo:rsid="00180376"/>
    </style:style>
    <style:style style:name="T105" style:family="text">
      <style:text-properties fo:color="#3c4043" style:font-name="arial" fo:font-size="10.5pt" fo:background-color="#ffffff" loext:char-shading-value="0"/>
    </style:style>
    <style:style style:name="T106" style:family="text">
      <style:text-properties fo:color="#3c4043" style:font-name="arial" fo:font-size="10.5pt" officeooo:rsid="00180376" fo:background-color="#ffffff" loext:char-shading-value="0"/>
    </style:style>
    <style:style style:name="T107" style:family="text">
      <style:text-properties fo:color="#3c4043" style:font-name="arial" fo:font-size="10.5pt" officeooo:rsid="0019b65b" fo:background-color="#ffffff" loext:char-shading-value="0"/>
    </style:style>
    <style:style style:name="T108" style:family="text">
      <style:text-properties fo:color="#3c4043" fo:background-color="#ffffff" loext:char-shading-value="0"/>
    </style:style>
    <style:style style:name="T109" style:family="text">
      <style:text-properties fo:color="#3c4043" fo:font-size="10.5pt" fo:background-color="#ffffff" loext:char-shading-value="0"/>
    </style:style>
    <style:style style:name="T110" style:family="text">
      <style:text-properties fo:color="#3c4043" fo:font-size="10.5pt" officeooo:rsid="00180376" fo:background-color="#ffffff" loext:char-shading-value="0"/>
    </style:style>
    <style:style style:name="T111" style:family="text">
      <style:text-properties fo:color="#3c4043" fo:font-size="10.5pt" officeooo:rsid="0019b65b" fo:background-color="#ffffff" loext:char-shading-value="0"/>
    </style:style>
    <style:style style:name="T112" style:family="text">
      <style:text-properties fo:color="#3c4043" style:font-name="Arial1" fo:font-size="10.5pt" fo:background-color="#ffffff" loext:char-shading-value="0"/>
    </style:style>
    <style:style style:name="T113" style:family="text">
      <style:text-properties fo:color="#3c4043" style:font-name="Arial1" fo:font-size="10.5pt" officeooo:rsid="00180376" fo:background-color="#ffffff" loext:char-shading-value="0"/>
    </style:style>
    <style:style style:name="T114" style:family="text">
      <style:text-properties fo:color="#3c4043" style:font-name="Arial1" fo:font-size="10.5pt" officeooo:rsid="0019b65b" fo:background-color="#ffffff" loext:char-shading-value="0"/>
    </style:style>
    <style:style style:name="T115" style:family="text">
      <style:text-properties fo:color="#3c4043" style:font-name="Arial1" fo:background-color="#ffffff" loext:char-shading-value="0"/>
    </style:style>
    <style:style style:name="T116" style:family="text">
      <style:text-properties fo:color="#3c4043" style:font-name="Arial1" officeooo:rsid="00180376" fo:background-color="#ffffff" loext:char-shading-value="0"/>
    </style:style>
    <style:style style:name="T117" style:family="text">
      <style:text-properties fo:color="#3c4043" style:font-name="Arial1" officeooo:rsid="0019b65b" fo:background-color="#ffffff" loext:char-shading-value="0"/>
    </style:style>
    <style:style style:name="T118" style:family="text">
      <style:text-properties fo:color="#3c4043" style:font-name="Arial1" fo:font-size="12pt" fo:background-color="#ffffff" loext:char-shading-value="0" style:font-size-asian="12pt" style:font-size-complex="12pt"/>
    </style:style>
    <style:style style:name="T119" style:family="text">
      <style:text-properties fo:color="#3c4043" style:font-name="Arial1" fo:font-size="12pt" officeooo:rsid="00180376" fo:background-color="#ffffff" loext:char-shading-value="0" style:font-size-asian="12pt" style:font-size-complex="12pt"/>
    </style:style>
    <style:style style:name="T120" style:family="text">
      <style:text-properties fo:color="#3c4043" style:font-name="Arial1" fo:font-size="12pt" officeooo:rsid="0019b65b" fo:background-color="#ffffff" loext:char-shading-value="0" style:font-size-asian="12pt" style:font-size-complex="12pt"/>
    </style:style>
    <style:style style:name="T121" style:family="text">
      <style:text-properties fo:color="#3c4043" style:font-name="Arial1" fo:font-size="12pt" fo:background-color="#ffffff" loext:char-shading-value="0" style:font-size-asian="12pt" style:font-weight-asian="normal" style:font-size-complex="12pt" style:font-weight-complex="normal"/>
    </style:style>
    <style:style style:name="T122" style:family="text">
      <style:text-properties fo:color="#3c4043" style:font-name="Arial1" fo:font-size="12pt" officeooo:rsid="0019b65b" fo:background-color="#ffffff" loext:char-shading-value="0" style:font-size-asian="12pt" style:font-weight-asian="normal" style:font-size-complex="12pt" style:font-weight-complex="normal"/>
    </style:style>
    <style:style style:name="T123" style:family="text">
      <style:text-properties fo:color="#3c4043" style:font-name="Arial1" fo:font-size="12pt" fo:font-weight="bold" fo:background-color="#ffffff" loext:char-shading-value="0" style:font-size-asian="12pt" style:font-weight-asian="bold" style:font-size-complex="12pt" style:font-weight-complex="bold"/>
    </style:style>
    <style:style style:name="T124" style:family="text">
      <style:text-properties fo:color="#3c4043" style:font-name="Arial1" fo:font-size="12pt" fo:font-weight="bold" officeooo:rsid="0019b65b" fo:background-color="#ffffff" loext:char-shading-value="0" style:font-size-asian="12pt" style:font-weight-asian="bold" style:font-size-complex="12pt" style:font-weight-complex="bold"/>
    </style:style>
    <style:style style:name="T125" style:family="text">
      <style:text-properties fo:color="#52565a" style:font-name="arial" fo:font-size="10.5pt" fo:font-style="normal" fo:font-weight="bold"/>
    </style:style>
    <style:style style:name="T126" style:family="text">
      <style:text-properties fo:color="#52565a" style:font-name="arial" fo:font-size="10.5pt" fo:font-style="normal" fo:font-weight="bold" officeooo:rsid="0019b65b"/>
    </style:style>
    <style:style style:name="T127" style:family="text">
      <style:text-properties fo:color="#52565a" fo:font-size="10.5pt" fo:font-style="normal" fo:font-weight="bold"/>
    </style:style>
    <style:style style:name="T128" style:family="text">
      <style:text-properties fo:color="#52565a" fo:font-size="10.5pt" fo:font-style="normal" fo:font-weight="bold" officeooo:rsid="0019b65b"/>
    </style:style>
    <style:style style:name="T129" style:family="text">
      <style:text-properties fo:color="#52565a" style:font-name="Arial1" fo:font-size="10.5pt" fo:font-style="normal" fo:font-weight="bold"/>
    </style:style>
    <style:style style:name="T130" style:family="text">
      <style:text-properties fo:color="#52565a" style:font-name="Arial1" fo:font-size="10.5pt" fo:font-style="normal" fo:font-weight="bold" officeooo:rsid="0019b65b"/>
    </style:style>
    <style:style style:name="T131" style:family="text">
      <style:text-properties fo:color="#52565a" style:font-name="Arial1" fo:font-style="normal" fo:font-weight="bold"/>
    </style:style>
    <style:style style:name="T132" style:family="text">
      <style:text-properties fo:color="#52565a" style:font-name="Arial1" fo:font-style="normal" fo:font-weight="bold" officeooo:rsid="0019b65b"/>
    </style:style>
    <style:style style:name="T133" style:family="text">
      <style:text-properties fo:color="#52565a" style:font-name="Arial1" fo:font-size="12pt" fo:font-style="normal" fo:font-weight="bold" style:font-size-asian="12pt" style:font-size-complex="12pt"/>
    </style:style>
    <style:style style:name="T134" style:family="text">
      <style:text-properties fo:color="#52565a" style:font-name="Arial1" fo:font-size="12pt" fo:font-style="normal" fo:font-weight="bold" officeooo:rsid="0019b65b" style:font-size-asian="12pt" style:font-size-complex="12pt"/>
    </style:style>
    <style:style style:name="T135" style:family="text">
      <style:text-properties fo:color="#52565a" style:font-name="Arial1" fo:font-size="12pt" fo:font-style="normal" fo:font-weight="bold" style:font-size-asian="12pt" style:font-weight-asian="bold" style:font-size-complex="12pt" style:font-weight-complex="bold"/>
    </style:style>
    <style:style style:name="T136" style:family="text">
      <style:text-properties fo:color="#52565a" style:font-name="Arial1" fo:font-size="12pt" fo:font-style="normal" fo:font-weight="bold" officeooo:rsid="0019b65b" style:font-size-asian="12pt" style:font-weight-asian="bold" style:font-size-complex="12pt" style:font-weight-complex="bold"/>
    </style:style>
    <style:style style:name="T137" style:family="text">
      <style:text-properties fo:color="#52565a" style:font-name="Arial1" fo:font-size="12pt" fo:font-style="normal" style:font-size-asian="12pt" style:font-size-complex="12pt"/>
    </style:style>
    <style:style style:name="T138" style:family="text">
      <style:text-properties fo:color="#52565a" style:font-name="Arial1" fo:font-size="12pt" fo:font-style="normal" officeooo:rsid="0019b65b" style:font-size-asian="12pt" style:font-size-complex="12pt"/>
    </style:style>
    <style:style style:name="T139" style:family="text">
      <style:text-properties fo:color="#52565a" style:font-name="Arial1" fo:font-size="12pt" fo:font-style="normal" style:font-size-asian="12pt" style:font-weight-asian="normal" style:font-size-complex="12pt" style:font-weight-complex="normal"/>
    </style:style>
    <style:style style:name="T140" style:family="text">
      <style:text-properties fo:color="#52565a" style:font-name="Arial1" fo:font-size="12pt" fo:font-style="normal" officeooo:rsid="0019b65b" style:font-size-asian="12pt" style:font-weight-asian="normal" style:font-size-complex="12pt" style:font-weight-complex="normal"/>
    </style:style>
    <style:style style:name="T141" style:family="text">
      <style:text-properties officeooo:rsid="001adf10"/>
    </style:style>
    <style:style style:name="T142" style:family="text">
      <style:text-properties officeooo:rsid="001adf10" loext:padding="0in" loext:border="none"/>
    </style:style>
    <style:style style:name="T143" style:family="text">
      <style:text-properties loext:padding="0in" loext:border="none"/>
    </style:style>
    <style:style style:name="T144" style:family="text">
      <style:text-properties fo:background-color="transparent" loext:char-shading-value="0"/>
    </style:style>
    <style:style style:name="T145" style:family="text">
      <style:text-properties officeooo:rsid="0014d5b4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271123f0-7fff-fc5e-169f-ebc73b035dd8"/>Object Oriented Programming Fundamentals<text:tab/></text:p>
      <text:p text:style-name="P6"/>
      <text:p text:style-name="P7"><text:span text:style-name="T5">1. <text:s/></text:span><text:span text:style-name="T6">What is the main difference between a class and an object?</text:span></text:p>
      <text:p text:style-name="P13"><text:span text:style-name="T62">A </text:span>class<text:span text:style-name="T62"> defines </text:span>object<text:span text:style-name="T62"> properties including a valid range of values, and a default <text:tab/>value. A </text:span>class<text:span text:style-name="T62"> also describes </text:span>object<text:span text:style-name="T62"> behavior. An </text:span>object<text:span text:style-name="T62"> is a member or an "instance" of a </text:span>class <text:span text:style-name="T69">created with the class type</text:span><text:span text:style-name="T62">. </text:span></text:p>
      <text:p text:style-name="P12"/>
      <text:p text:style-name="P28"><text:span text:style-name="T63">2. <text:s/></text:span>What is Encapsulation? Explain with a used case</text:p>
      <text:p text:style-name="P17">Encapsulation is the mechanism of wrapping up of data and code acting on the methods together as a single unit. <text:s/>It is achieved by declaring the variables of a class as private and then providing the public setter and getter methods to modify and view the variables values.</text:p>
      <text:p text:style-name="P29">Encapsulation use case:</text:p>
      <text:p text:style-name="P3">public class BankAccts { </text:p>
      <text:p text:style-name="P3"><text:s text:c="2"/>public static void main (String args[]) {</text:p>
      <text:p text:style-name="P3"><text:s text:c="5"/>BankAccts chk = new <text:s/>BankAccts();</text:p>
      <text:p text:style-name="P3"><text:s text:c="3"/>chk.setAmt(500);</text:p>
      <text:p text:style-name="P3"><text:s text:c="3"/>System.out.println("Checking Account Balance: $ " + chk.getAmt());</text:p>
      <text:p text:style-name="P3"/>
      <text:p text:style-name="P3"><text:s text:c="5"/>BankAccts sav = new <text:s/>BankAccts();</text:p>
      <text:p text:style-name="P3"><text:s text:c="3"/>sav.setAmt(5000);</text:p>
      <text:p text:style-name="P3"><text:s text:c="3"/>System.out.println("Saving Account Balance: $ " + sav.getAmt());</text:p>
      <text:p text:style-name="P3"/>
      <text:p text:style-name="P3"><text:s text:c="5"/>BankAccts cd = new <text:s/>BankAccts();</text:p>
      <text:p text:style-name="P3"><text:s text:c="3"/>cd.setAmt(50000);</text:p>
      <text:p text:style-name="P3"><text:s text:c="3"/>System.out.println("CD Balance: $ " + cd.getAmt());</text:p>
      <text:p text:style-name="P3"><text:s text:c="2"/>}</text:p>
      <text:p text:style-name="P1">}</text:p>
      <text:p text:style-name="P25"/>
      <text:p text:style-name="P28"><text:span text:style-name="T68">3. <text:s/>W</text:span>hat is Polymorphism? Explain with a used case</text:p>
      <text:p text:style-name="P19">Polymorphism is the property of an object which allows it to take multiple forms at compile time (overloading) and at run time (overriding).</text:p>
      <text:p text:style-name="P30"><text:span text:style-name="T72">Polymorphism </text:span>use case:</text:p>
      <text:p text:style-name="P14"><text:span text:style-name="T79">//overloading</text:span></text:p>
      <text:p text:style-name="P20">class BankAccts {<text:tab/><text:tab/><text:tab/></text:p>
      <text:p text:style-name="P21"><text:s text:c="2"/>BankAccts<text:span text:style-name="T74">() {</text:span> System.out.println(“<text:span text:style-name="T73">Bank Name: Bank of America</text:span>”); <text:span text:style-name="T74">}</text:span></text:p>
      <text:p text:style-name="P21"><text:s text:c="2"/>BankAccts<text:span text:style-name="T74">(String name) </text:span>{ System.out.println(“<text:span text:style-name="T73">Bank Name: </text:span>” <text:span text:style-name="T73">+ name</text:span>);</text:p>
      <text:p text:style-name="P21"><text:s text:c="2"/><text:span text:style-name="T74">public static void main (String arg[]) {</text:span></text:p>
      <text:p text:style-name="P21"><text:s text:c="5"/>BankAccts <text:span text:style-name="T74">b1 = new <text:s/></text:span>BankAccts<text:span text:style-name="T74">();</text:span></text:p>
      <text:p text:style-name="P21"><text:s text:c="5"/>BankAccts <text:span text:style-name="T74">b2 = new <text:s/></text:span>BankAccts<text:span text:style-name="T74">(name: “Capital One”);</text:span></text:p>
      <text:p text:style-name="P21"><text:soft-page-break/><text:s text:c="2"/><text:span text:style-name="T74">}</text:span></text:p>
      <text:p text:style-name="P20">}</text:p>
      <text:p text:style-name="P33">//overriding</text:p>
      <text:p text:style-name="P4">public class BankAccts { </text:p>
      <text:p text:style-name="P4"><text:s text:c="2"/>public void withdraw2K(){ System.out.println("Withdrawing $2000"); }</text:p>
      <text:p text:style-name="P4">}</text:p>
      <text:p text:style-name="P4"/>
      <text:p text:style-name="P4">public class CheckingAcct extends BankAccts { </text:p>
      <text:p text:style-name="P4"><text:s text:c="2"/>public void withdraw2K() { System.out.println("Insufficient fund"); }</text:p>
      <text:p text:style-name="P4">}</text:p>
      <text:p text:style-name="P4"/>
      <text:p text:style-name="P4">public class SavingAcct extends BankAccts { </text:p>
      <text:p text:style-name="P4"><text:s text:c="2"/>public void withdraw2K() { System.out.println("Withdrawing $2000 successful"); }</text:p>
      <text:p text:style-name="P4">}</text:p>
      <text:p text:style-name="P4"/>
      <text:p text:style-name="P4">public class CD extends BankAccts { </text:p>
      <text:p text:style-name="P4"><text:s text:c="2"/>public void withdraw2K() { </text:p>
      <text:p text:style-name="P4"><text:s text:c="4"/>System.out.println("Penalty apply on withdraw before maturity date"); </text:p>
      <text:p text:style-name="P4"><text:s text:c="4"/>}</text:p>
      <text:p text:style-name="P2">}</text:p>
      <text:p text:style-name="P15"/>
      <text:p text:style-name="P28"><text:span text:style-name="T68">4. <text:s/></text:span>Explain Overriding &amp; Overloading and its advantages</text:p>
      <text:p text:style-name="P27"><text:span text:style-name="T144">Overloading</text:span><text:span text:style-name="T62"> occurs when two or more </text:span><text:span text:style-name="T64">constructors/</text:span><text:span text:style-name="T62">methods in one class have </text:span><text:span text:style-name="T144">the</text:span><text:span text:style-name="T62"> same method name but different parameters. <text:s/></text:span><text:span text:style-name="T144">Overriding</text:span><text:span text:style-name="T62"> allows a child class to provide a specific implementation of a method that is already provided </text:span><text:span text:style-name="T144">its</text:span><text:span text:style-name="T62"> parent class. <text:s/>One of </text:span><text:span text:style-name="T144">the</text:span><text:span text:style-name="T145">se</text:span><text:span text:style-name="T62"> methods is in </text:span><text:span text:style-name="T144">the</text:span><text:span text:style-name="T62"> parent class and </text:span><text:span text:style-name="T144">the</text:span><text:span text:style-name="T62"> other is in </text:span><text:span text:style-name="T144">the</text:span><text:span text:style-name="T62"> child class. <text:s/></text:span><text:span text:style-name="T67">The </text:span><text:span text:style-name="T62">Advantages </text:span><text:span text:style-name="T67">of overriding and overloading include saving </text:span><text:span text:style-name="T143">time, </text:span><text:span text:style-name="T103">s</text:span><text:span text:style-name="T143">av</text:span><text:span text:style-name="T103">ing</text:span><text:span text:style-name="T143"> memory space, </text:span><text:span text:style-name="T103">and increasing </text:span><text:span text:style-name="T143">readability of the code.</text:span></text:p>
      <text:p text:style-name="P18"><text:span text:style-name="T62"/></text:p>
      <text:p text:style-name="P28"><text:span text:style-name="T68">5. <text:s/>W</text:span>hat is Inheritance and different types of inheritance? Explain with a used case</text:p>
      <text:p text:style-name="P22">There are 3 types of inheritance: single, multilevel, and hierarchical. <text:s/></text:p>
      <text:p text:style-name="P31"><text:span text:style-name="T70">s</text:span>ingle inheritance use case:</text:p>
      <text:p text:style-name="P22">class BankAccts {<text:tab/><text:tab/><text:tab/>//parent</text:p>
      <text:p text:style-name="P22"><text:s text:c="2"/>String <text:span text:style-name="T70">RTNum</text:span>;</text:p>
      <text:p text:style-name="P22"><text:s text:c="2"/>void <text:span text:style-name="T70">display</text:span>() { System.out.println(“<text:span text:style-name="T70">Displaying bank name and location</text:span>”); }</text:p>
      <text:p text:style-name="P22">}</text:p>
      <text:p text:style-name="P22">class SavingAcct extends BankAccts {<text:tab/><text:tab/><text:tab/>//child</text:p>
      <text:p text:style-name="P22"><text:s text:c="2"/>String AcctType;</text:p>
      <text:p text:style-name="P23"><text:s text:c="2"/>String AcctNum;</text:p>
      <text:p text:style-name="P22"><text:s text:c="2"/>void <text:span text:style-name="T71">show</text:span>Balance() { System.out.println(“<text:span text:style-name="T71">Showing</text:span> account balance”); }</text:p>
      <text:p text:style-name="P22"><text:soft-page-break/>}</text:p>
      <text:p text:style-name="P22"/>
      <text:p text:style-name="P32"><text:span text:style-name="T70">multilevel</text:span> inheritance use case:</text:p>
      <text:p text:style-name="P23">class BankAccts {<text:tab/><text:tab/><text:tab/>//parent</text:p>
      <text:p text:style-name="P23"><text:s text:c="2"/>String <text:span text:style-name="T70">RTNum</text:span>;</text:p>
      <text:p text:style-name="P23"><text:s text:c="2"/>void <text:span text:style-name="T70">display</text:span>() { System.out.println(“<text:span text:style-name="T70">Displaying bank name and location</text:span>”); }</text:p>
      <text:p text:style-name="P23">}</text:p>
      <text:p text:style-name="P24">class CheckingAcct extends BankAccts {<text:tab/><text:tab/><text:tab/>//child<text:span text:style-name="T75">1</text:span></text:p>
      <text:p text:style-name="P23"><text:s text:c="2"/>String AcctType;</text:p>
      <text:p text:style-name="P23"><text:s text:c="2"/>String AcctNum;</text:p>
      <text:p text:style-name="P24"><text:s text:c="2"/>void <text:span text:style-name="T71">Showing</text:span>() { System.out.println(“ <text:span text:style-name="T71">Showing</text:span> account balance”); }</text:p>
      <text:p text:style-name="P23">}</text:p>
      <text:p text:style-name="P24">class AmortizationLoan extends CheckingAcct {<text:tab/><text:tab/><text:tab/>//child<text:span text:style-name="T75">2</text:span></text:p>
      <text:p text:style-name="P24"><text:s text:c="2"/>String <text:span text:style-name="T71">LoanID</text:span>;</text:p>
      <text:p text:style-name="P24"><text:s text:c="2"/>void <text:span text:style-name="T71">payMortgage</text:span>() { System.out.println(“<text:span text:style-name="T71">Calculating loan amount and transfering fund from checking</text:span> account <text:span text:style-name="T71">to loan account</text:span>”); }</text:p>
      <text:p text:style-name="P24">}</text:p>
      <text:p text:style-name="P23"/>
      <text:p text:style-name="P32"><text:span text:style-name="T70">hierarchial</text:span> inheritance use case:</text:p>
      <text:p text:style-name="P23">class BankAccts {<text:tab/><text:tab/><text:tab/>//parent</text:p>
      <text:p text:style-name="P23"><text:s text:c="2"/>String <text:span text:style-name="T70">RTNum</text:span>;</text:p>
      <text:p text:style-name="P23"><text:s text:c="2"/>void <text:span text:style-name="T70">display</text:span>() { System.out.println(“<text:span text:style-name="T70">Displaying bank name and location</text:span>”); }</text:p>
      <text:p text:style-name="P23">}</text:p>
      <text:p text:style-name="P23">class CheckingAcct extends BankAccts {<text:tab/><text:tab/><text:tab/>//child1</text:p>
      <text:p text:style-name="P23"><text:s text:c="2"/>String AcctType;</text:p>
      <text:p text:style-name="P23"><text:s text:c="2"/>String AcctNum;</text:p>
      <text:p text:style-name="P23"><text:s text:c="2"/>void <text:span text:style-name="T70">show</text:span>Balance() { System.out.println(“<text:span text:style-name="T70">Showing</text:span> <text:span text:style-name="T70">checking </text:span>account balance”); }</text:p>
      <text:p text:style-name="P23">}</text:p>
      <text:p text:style-name="P23">class SavingAcct extends BankAccts {<text:tab/><text:tab/><text:tab/>//child2</text:p>
      <text:p text:style-name="P23"><text:s text:c="2"/>String AcctType;</text:p>
      <text:p text:style-name="P23"><text:s text:c="2"/>String AcctNum;</text:p>
      <text:p text:style-name="P23"><text:s/>void <text:span text:style-name="T70">show</text:span>Balance() { System.out.println(“<text:span text:style-name="T70">Showing</text:span> <text:span text:style-name="T70">saving </text:span>account balance”); }</text:p>
      <text:p text:style-name="P23">}</text:p>
      <text:p text:style-name="P23">class CD extends BankAccts {<text:tab/><text:tab/><text:tab/>//child3</text:p>
      <text:p text:style-name="P23"><text:s text:c="2"/>String AcctType;</text:p>
      <text:p text:style-name="P23"><text:soft-page-break/><text:s text:c="2"/>String AcctNum;</text:p>
      <text:p text:style-name="P23"><text:s text:c="2"/>void <text:span text:style-name="T70">show</text:span>Balance() { System.out.println(“<text:span text:style-name="T70">Showing</text:span> <text:span text:style-name="T70">cd </text:span>account balance”); }</text:p>
      <text:p text:style-name="P23">}</text:p>
      <text:p text:style-name="P23"/>
      <text:p text:style-name="P28"><text:span text:style-name="T68">6. <text:s/></text:span>What is an abstract class?</text:p>
      <text:p text:style-name="P26">An abstract class is a template definition to methods and variables of a class that contains one or more abstracted methods. <text:s/>It shows only the essential parts such as packages, and hiding the implementation details so no function/method is visible. <text:s/>Because of that, object in an abstract class cannot be created.</text:p>
      <text:p text:style-name="P18"/>
      <text:p text:style-name="P28"><text:span text:style-name="T68">7. <text:s/></text:span>What is an interface and how multiple inheritance is achieved with this</text:p>
      <text:p text:style-name="P16">An interface contains variables and methods like a class but the methods in an interface are abstract by default unlike a class. Multiple inheritance by interface occurs if a class implements multiple interfaces or if an interface itself extends multiple interfaces.</text:p>
      <text:p text:style-name="P18"/>
      <text:p text:style-name="P28"><text:span text:style-name="T68">8. <text:s/></text:span>What are the access modifiers?</text:p>
      <text:p text:style-name="P13">Access modifiers<text:span text:style-name="T62"> are keywords </text:span><text:span text:style-name="T65">(public, private, and protected) </text:span><text:span text:style-name="T62">in object-oriented languages that set the accessibility of classes, methods, and other members. <text:s/></text:span>Access modifiers<text:span text:style-name="T62"> are a specific part of programming language syntax used to facilitate the encapsulation of components. <text:s/></text:span></text:p>
      <text:p text:style-name="P18"/>
      <text:p text:style-name="P28"><text:span text:style-name="T68">9. <text:s/></text:span>What are the various types of constructors?</text:p>
      <text:p text:style-name="P13">There are three types of constructors: Default, No-arg constructor and Parameterized.</text:p>
      <text:list xml:id="list1988670952" text:style-name="L2">
        <text:list-header>
          <text:p text:style-name="P9">If <text:span text:style-name="T104">there is no explicit</text:span> constructor <text:span text:style-name="T104">is implemented</text:span> in <text:span text:style-name="T104">a</text:span> class, Java compiler <text:span text:style-name="T104">then</text:span> inserts a default constructor into <text:span text:style-name="T104">the</text:span> code.</text:p>
        </text:list-header>
      </text:list>
      <text:p text:style-name="P18"/>
      <text:p text:style-name="P28"><text:span text:style-name="T68">10. <text:s/></text:span>What is ‘this’ pointer?</text:p>
      <text:p text:style-name="P10"><text:span text:style-name="T118">The 'this' </text:span><text:span text:style-name="Emphasis"><text:span text:style-name="T133">pointer</text:span></text:span><text:span text:style-name="T118"> is passed as a hidden argument to all nonstatic member function calls and is available as a local variable within the body of all non static functions. <text:s/>The this keyword is used to represent an object that invokes the member function. It points to the object for which this function was called. It is automatically passed to a member function when it is called. - For example when you call </text:span><text:span text:style-name="T119">method A()</text:span><text:span text:style-name="T118">, this will be set to the address of A</text:span><text:span text:style-name="T119">()</text:span><text:span text:style-name="T118">.</text:span></text:p>
      <text:p text:style-name="P18"><text:span text:style-name="T108"/></text:p>
      <text:p text:style-name="P18"><text:span text:style-name="T108"/></text:p>
      <text:p text:style-name="P28"/>
      <text:p text:style-name="P34"><text:soft-page-break/><text:span text:style-name="T14">11. <text:s/></text:span><text:bookmark text:name="docs-internal-guid-87cc04c7-7fff-be97-01e7-199e5ba5a29e"/><text:span text:style-name="T14">What is static and dynamic Binding?</text:span><text:span text:style-name="T100"><text:line-break/></text:span><text:span text:style-name="T18">Static binding</text:span><text:span text:style-name="T17"> uses Type information for </text:span><text:span text:style-name="T18">binding</text:span><text:span text:style-name="T17"> while </text:span><text:span text:style-name="T18">Dynamic binding</text:span><text:span text:style-name="T17"> uses Objects to resolve </text:span><text:span text:style-name="T18">binding</text:span><text:span text:style-name="T17">. Overloaded methods are resolved (deciding which method to be called when there are multiple methods with same name) using </text:span><text:span text:style-name="T18">static binding</text:span><text:span text:style-name="T17"> while overridden methods using </text:span><text:span text:style-name="T18">dynamic binding</text:span><text:span text:style-name="T17">, i.e, at run time.</text:span></text:p>
      <text:p text:style-name="P18"/>
      <text:p text:style-name="P28"><text:span text:style-name="T68">12. <text:s/></text:span>How many instances can be created for an abstract class and why?</text:p>
      <text:p text:style-name="P13"><text:span text:style-name="T66">We</text:span><text:span text:style-name="T62"> </text:span>cannot create<text:span text:style-name="T62"> an instance of an </text:span>abstract class<text:span text:style-name="T62"> because it does not have a complete implementation. The purpose of an </text:span>abstract class<text:span text:style-name="T62"> is to function as a base for subclasses. It acts like a template, or an empty or partially empty structure, you should extend it and build on it before you </text:span>can<text:span text:style-name="T62"> use it.</text:span></text:p>
      <text:p text:style-name="P18"/>
      <text:p text:style-name="P28"><text:span text:style-name="T68">13. <text:s/></text:span>Which OOPS concept is used as a reuse mechanism and explain with a use case</text:p>
      <text:p text:style-name="P11"><text:span text:style-name="Emphasis"><text:span text:style-name="T140">Inheritance has the reusable mechanism in OOPS concept. <text:s/></text:span></text:span><text:span text:style-name="T121">It is the </text:span><text:span text:style-name="Emphasis"><text:span text:style-name="T139">mechanism</text:span></text:span><text:span text:style-name="T121"> in java by which one class is allow to inherit the features(attribu</text:span><text:span text:style-name="T122">tes and me</text:span><text:span text:style-name="T121">thods) of another class. <text:s/>By doing this, we are </text:span><text:span text:style-name="Emphasis"><text:span text:style-name="T139">reusing</text:span></text:span><text:span text:style-name="T121"> the attribu</text:span><text:span text:style-name="T122">tes</text:span><text:span text:style-name="T121"> and methods of the existing class. The keyword </text:span><text:span text:style-name="Emphasis"><text:span text:style-name="T139">used</text:span></text:span><text:span text:style-name="T121"> for inheritance is extends </text:span><text:span text:style-name="T122">that a child class extends to a parent class to reuse the features in the parent class</text:span><text:span text:style-name="T121">.</text:span></text:p>
      <text:p text:style-name="P18"/>
      <text:p text:style-name="P28"><text:span text:style-name="T68">14. <text:s/></text:span>Please identify one practical scenario for each pillar of OOPs.</text:p>
      <text:p text:style-name="P5"><text:span text:style-name="T141">The four OOP pillars/concepts are </text:span><text:span text:style-name="T142">Inheritance, Polymorphism, </text:span><text:span text:style-name="T143">Abstraction, </text:span><text:span text:style-name="T142">&amp;</text:span><text:span text:style-name="T143"> Encapsulation. <text:s/></text:span><text:span text:style-name="T142">A banking system as a practical scenario is described above.</text:span></text:p>
      <text:list xml:id="list1965817279" text:style-name="L3">
        <text:list-header>
          <text:p text:style-name="P8"/>
        </text:list-header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arial" svg:font-family="arial, 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3:16:07.613000000</meta:creation-date>
    <dc:date>2020-05-12T15:09:39.152000000</dc:date>
    <meta:editing-duration>PT1H16M53S</meta:editing-duration>
    <meta:editing-cycles>17</meta:editing-cycles>
    <meta:generator>LibreOffice/6.0.6.2$Windows_X86_64 LibreOffice_project/0c292870b25a325b5ed35f6b45599d2ea4458e77</meta:generator>
    <meta:document-statistic meta:table-count="0" meta:image-count="0" meta:object-count="0" meta:page-count="5" meta:paragraph-count="114" meta:word-count="1106" meta:character-count="7376" meta:non-whitespace-character-count="6202"/>
  </office:meta>
</office:document-meta>
</file>